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098f9" officeooo:paragraph-rsid="001098f9"/>
    </style:style>
    <style:style style:name="P2" style:family="paragraph" style:parent-style-name="Standard">
      <style:text-properties officeooo:rsid="00113843" officeooo:paragraph-rsid="00113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irst project</text:p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8:32:02.879024483</meta:creation-date>
    <dc:date>2022-09-26T18:35:00.378747776</dc:date>
    <meta:editing-duration>PT2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